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_32__20_Dots_20_1_20_Dash" svg:stroke-width="0.025cm" svg:stroke-color="#800000" draw:marker-start-width="0.237cm" draw:marker-end-width="0.237cm" draw:fill="solid" draw:fill-color="#0047ff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1.27cm" svg:height="1.27cm" svg:x="5.445cm" svg:y="14.9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6.715cm" svg:y="18.145cm">
          <text:p text:style-name="P1">B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1" draw:layer="layout" svg:width="1.27cm" svg:height="1.27cm" svg:x="13.065cm" svg:y="18.145cm">
          <text:p text:style-name="P1">A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5" draw:layer="layout" svg:width="1.27cm" svg:height="1.27cm" svg:x="15.605cm" svg:y="2.2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27cm" svg:height="1.27cm" svg:x="13.065cm" svg:y="8.6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7cm" svg:height="1.27cm" svg:x="10.525cm" svg:y="11.75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27cm" svg:height="1.27cm" svg:x="7.985cm" svg:y="14.9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18.78cm" svg:y="5.44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4.335cm" svg:y1="18.78cm" svg:x2="19.415cm" svg:y2="6.715cm" draw:start-shape="id1" draw:start-glue-point="10" draw:end-shape="id2" draw:end-glue-point="8" svg:d="m14335 18780c3387 0 5080-4021 5080-12065">
          <text:p/>
        </draw:connector>
        <draw:connector draw:style-name="gr2" draw:text-style-name="P1" draw:layer="layout" draw:type="curve" svg:x1="7.985cm" svg:y1="18.78cm" svg:x2="11.16cm" svg:y2="13.022cm" draw:start-shape="id3" draw:start-glue-point="10" draw:end-shape="id4" draw:end-glue-point="8" svg:d="m7985 18780c2117 0 3175-1919 3175-5758">
          <text:p/>
        </draw:connector>
        <draw:connector draw:style-name="gr2" draw:text-style-name="P1" draw:layer="layout" draw:type="curve" svg:x1="19.415cm" svg:y1="5.445cm" svg:x2="16.875cm" svg:y2="2.905cm" draw:start-shape="id2" draw:start-glue-point="4" draw:end-shape="id5" draw:end-glue-point="10" svg:d="m19415 5445c0-1694-846-2540-2540-2540">
          <text:p/>
        </draw:connector>
        <draw:connector draw:style-name="gr2" draw:text-style-name="P1" draw:layer="layout" draw:type="curve" svg:x1="11.16cm" svg:y1="11.752cm" svg:x2="15.605cm" svg:y2="2.905cm" draw:start-shape="id4" draw:start-glue-point="4" draw:end-shape="id5" draw:end-glue-point="6" svg:d="m11160 11752c0-5898 1481-8847 4445-8847">
          <text:p/>
        </draw:connector>
        <draw:connector draw:style-name="gr2" draw:text-style-name="P1" draw:layer="layout" draw:type="curve" svg:x1="11.16cm" svg:y1="11.752cm" svg:x2="13.065cm" svg:y2="9.255cm" draw:start-shape="id4" draw:start-glue-point="4" draw:end-shape="id6" draw:end-glue-point="6" svg:d="m11160 11752c0-1665 635-2497 1905-2497">
          <text:p/>
        </draw:connector>
        <draw:connector draw:style-name="gr3" draw:text-style-name="P1" draw:layer="layout" draw:type="line" svg:x1="13.7cm" svg:y1="18.145cm" svg:x2="13.7cm" svg:y2="9.89cm" draw:start-shape="id1" draw:start-glue-point="4" draw:end-shape="id6" draw:end-glue-point="8" svg:d="m13700 18145v-8255">
          <text:p/>
        </draw:connector>
        <draw:connector draw:style-name="gr3" draw:text-style-name="P1" draw:layer="layout" draw:type="line" svg:x1="13.7cm" svg:y1="18.145cm" svg:x2="16.24cm" svg:y2="3.54cm" draw:start-shape="id1" draw:start-glue-point="4" draw:end-shape="id5" draw:end-glue-point="8" svg:d="m13700 18145 2540-14605">
          <text:p/>
        </draw:connector>
        <draw:connector draw:style-name="gr3" draw:text-style-name="P1" draw:layer="layout" draw:type="line" svg:x1="6.901cm" svg:y1="18.331cm" svg:x2="6.08cm" svg:y2="16.24cm" draw:start-shape="id3" draw:start-glue-point="5" draw:end-shape="id7" draw:end-glue-point="8" svg:d="m6901 18331-821-2091">
          <text:p/>
        </draw:connector>
        <draw:connector draw:style-name="gr3" draw:text-style-name="P1" draw:layer="layout" draw:type="line" svg:x1="7.799cm" svg:y1="18.331cm" svg:x2="8.62cm" svg:y2="16.24cm" draw:start-shape="id3" draw:start-glue-point="11" draw:end-shape="id8" draw:end-glue-point="8" svg:d="m7799 18331 821-2091">
          <text:p/>
        </draw:connector>
        <draw:line draw:style-name="gr4" draw:text-style-name="P1" draw:layer="layout" svg:x1="2.905cm" svg:y1="17.51cm" svg:x2="21.955cm" svg:y2="17.51cm">
          <text:p/>
        </draw:line>
        <draw:line draw:style-name="gr4" draw:text-style-name="P1" draw:layer="layout" svg:x1="2.905cm" svg:y1="14.335cm" svg:x2="21.955cm" svg:y2="14.335cm">
          <text:p/>
        </draw:line>
        <draw:line draw:style-name="gr4" draw:text-style-name="P1" draw:layer="layout" svg:x1="2.905cm" svg:y1="11.16cm" svg:x2="21.955cm" svg:y2="11.16cm">
          <text:p/>
        </draw:line>
        <draw:line draw:style-name="gr4" draw:text-style-name="P1" draw:layer="layout" svg:x1="2.905cm" svg:y1="7.985cm" svg:x2="21.955cm" svg:y2="7.985cm">
          <text:p/>
        </draw:line>
        <draw:line draw:style-name="gr4" draw:text-style-name="P1" draw:layer="layout" svg:x1="2.905cm" svg:y1="4.81cm" svg:x2="21.95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3-03-11T16:27:42</meta:creation-date>
    <dc:date>2013-03-11T17:21:31</dc:date>
    <dc:creator>George Balatsouras</dc:creator>
    <meta:editing-duration>PT00H34M12S</meta:editing-duration>
    <meta:editing-cycles>27</meta:editing-cycles>
    <meta:generator>OpenOffice.org/3.2$Unix OpenOffice.org_project/320m12$Build-9483</meta:generator>
    <meta:document-statistic meta:object-count="22"/>
  </office:meta>
</office:document-meta>
</file>